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fo:font-size="8pt" style:font-size-asian="8pt" style:font-size-complex="8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as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2">
            <text:p>TIEMPOS</text:p>
          </table:table-cell>
          <table:table-cell table:number-columns-repeated="12" table:style-name="ce2"/>
          <table:table-cell table:style-name="ce1">
            <draw:frame draw:z-index="4" draw:id="id3" draw:style-name="a3" draw:name="Gráfico 4" svg:x="0.21906in" svg:y="0.03952in" svg:width="4.72441in" svg:height="2.7559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number-columns-spanned="13" table:number-rows-spanned="1" table:style-name="ce4">
            <text:p>Pmv-OpenMP-a</text:p>
          </table:table-cell>
          <table:covered-table-cell table:number-columns-repeated="12"/>
          <table:table-cell table:number-columns-repeated="5"/>
          <table:table-cell table:style-name="ce1">
            <draw:frame draw:z-index="1" draw:id="id0" draw:style-name="a0" draw:name="Gráfico 1" svg:x="0.38297in" svg:y="0.04596in" svg:width="3.93701in" svg:height="1.96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1" draw:style-name="a1" draw:name="Gráfico 2" svg:x="0.67548in" svg:y="0.03064in" svg:width="3.93701in" svg:height="1.968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3" draw:id="id2" draw:style-name="a2" draw:name="Gráfico 3" svg:x="0.05055in" svg:y="0.06127in" svg:width="3.93701in" svg:height="1.968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6"/>
        </table:table-row>
        <table:table-row table:style-name="ro1">
          <table:table-cell table:style-name="ce2"/>
          <table:table-cell office:value-type="string" table:number-columns-spanned="12" table:number-rows-spanned="1" table:style-name="ce5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3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.5051E-5" table:style-name="ce2">
            <text:p>0,000035051</text:p>
          </table:table-cell>
          <table:table-cell office:value-type="float" office:value="7.0912000000000001E-5" table:style-name="ce2">
            <text:p>0,000070912</text:p>
          </table:table-cell>
          <table:table-cell office:value-type="float" office:value="1.2212E-4" table:style-name="ce2">
            <text:p>0,00012212</text:p>
          </table:table-cell>
          <table:table-cell office:value-type="float" office:value="1.75909E-4" table:style-name="ce2">
            <text:p>0,000175909</text:p>
          </table:table-cell>
          <table:table-cell office:value-type="float" office:value="2.1113699999999999E-4" table:style-name="ce2">
            <text:p>0,000211137</text:p>
          </table:table-cell>
          <table:table-cell office:value-type="float" office:value="2.4777000000000002E-4" table:style-name="ce2">
            <text:p>0,00024777</text:p>
          </table:table-cell>
          <table:table-cell office:value-type="float" office:value="2.6147699999999998E-4" table:style-name="ce2">
            <text:p>0,000261477</text:p>
          </table:table-cell>
          <table:table-cell office:value-type="float" office:value="2.9270700000000001E-4" table:style-name="ce2">
            <text:p>0,000292707</text:p>
          </table:table-cell>
          <table:table-cell office:value-type="float" office:value="3.2806699999999997E-4" table:style-name="ce2">
            <text:p>0,000328067</text:p>
          </table:table-cell>
          <table:table-cell office:value-type="float" office:value="3.4888699999999998E-4" table:style-name="ce2">
            <text:p>0,000348887</text:p>
          </table:table-cell>
          <table:table-cell office:value-type="float" office:value="3.5297900000000001E-4" table:style-name="ce2">
            <text:p>0,000352979</text:p>
          </table:table-cell>
          <table:table-cell office:value-type="float" office:value="3.6567300000000001E-4" table:style-name="ce2">
            <text:p>0,000365673</text:p>
          </table:table-cell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.9913410000000002E-3" table:style-name="ce2">
            <text:p>0,001991341</text:p>
          </table:table-cell>
          <table:table-cell office:value-type="float" office:value="1.278033E-3" table:style-name="ce2">
            <text:p>0,001278033</text:p>
          </table:table-cell>
          <table:table-cell office:value-type="float" office:value="9.45958E-4" table:style-name="ce2">
            <text:p>0,000945958</text:p>
          </table:table-cell>
          <table:table-cell office:value-type="float" office:value="7.8049599999999999E-4" table:style-name="ce2">
            <text:p>0,000780496</text:p>
          </table:table-cell>
          <table:table-cell office:value-type="float" office:value="6.8067400000000004E-4" table:style-name="ce2">
            <text:p>0,000680674</text:p>
          </table:table-cell>
          <table:table-cell office:value-type="float" office:value="6.2935300000000003E-4" table:style-name="ce2">
            <text:p>0,000629353</text:p>
          </table:table-cell>
          <table:table-cell office:value-type="float" office:value="5.8932500000000003E-4" table:style-name="ce2">
            <text:p>0,000589325</text:p>
          </table:table-cell>
          <table:table-cell office:value-type="float" office:value="5.6975799999999996E-4" table:style-name="ce2">
            <text:p>0,000569758</text:p>
          </table:table-cell>
          <table:table-cell office:value-type="float" office:value="5.6028399999999998E-4" table:style-name="ce2">
            <text:p>0,000560284</text:p>
          </table:table-cell>
          <table:table-cell office:value-type="float" office:value="5.5716000000000001E-4" table:style-name="ce2">
            <text:p>0,00055716</text:p>
          </table:table-cell>
          <table:table-cell office:value-type="float" office:value="5.5430900000000001E-4" table:style-name="ce2">
            <text:p>0,000554309</text:p>
          </table:table-cell>
          <table:table-cell office:value-type="float" office:value="5.5037499999999997E-4" table:style-name="ce2">
            <text:p>0,000550375</text:p>
          </table:table-cell>
          <table:table-cell table:number-columns-repeated="1637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141013162" table:style-name="ce2">
            <text:p>0,141013162</text:p>
          </table:table-cell>
          <table:table-cell office:value-type="float" office:value="7.6835179000000003E-2" table:style-name="ce2">
            <text:p>0,076835179</text:p>
          </table:table-cell>
          <table:table-cell office:value-type="float" office:value="5.3241643999999998E-2" table:style-name="ce2">
            <text:p>0,053241644</text:p>
          </table:table-cell>
          <table:table-cell office:value-type="float" office:value="4.2435344E-2" table:style-name="ce2">
            <text:p>0,042435344</text:p>
          </table:table-cell>
          <table:table-cell office:value-type="float" office:value="3.5539590000000003E-2" table:style-name="ce2">
            <text:p>0,03553959</text:p>
          </table:table-cell>
          <table:table-cell office:value-type="float" office:value="3.2034730999999997E-2" table:style-name="ce2">
            <text:p>0,032034731</text:p>
          </table:table-cell>
          <table:table-cell office:value-type="float" office:value="2.9270896000000001E-2" table:style-name="ce2">
            <text:p>0,029270896</text:p>
          </table:table-cell>
          <table:table-cell office:value-type="float" office:value="2.7974397000000002E-2" table:style-name="ce2">
            <text:p>0,027974397</text:p>
          </table:table-cell>
          <table:table-cell office:value-type="float" office:value="2.7085786000000001E-2" table:style-name="ce2">
            <text:p>0,027085786</text:p>
          </table:table-cell>
          <table:table-cell office:value-type="float" office:value="2.6549112E-2" table:style-name="ce2">
            <text:p>0,026549112</text:p>
          </table:table-cell>
          <table:table-cell office:value-type="float" office:value="2.6266297000000001E-2" table:style-name="ce2">
            <text:p>0,026266297</text:p>
          </table:table-cell>
          <table:table-cell office:value-type="float" office:value="2.5951905000000001E-2" table:style-name="ce2">
            <text:p>0,025951905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4">
            <text:p>Pmv-OpenMP-b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12" table:number-rows-spanned="1" table:style-name="ce5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3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.22917E-4" table:style-name="ce2">
            <text:p>0,000122917</text:p>
          </table:table-cell>
          <table:table-cell office:value-type="float" office:value="2.27018E-4" table:style-name="ce2">
            <text:p>0,000227018</text:p>
          </table:table-cell>
          <table:table-cell office:value-type="float" office:value="4.3057000000000002E-4" table:style-name="ce2">
            <text:p>0,00043057</text:p>
          </table:table-cell>
          <table:table-cell office:value-type="float" office:value="6.2514199999999997E-4" table:style-name="ce2">
            <text:p>0,000625142</text:p>
          </table:table-cell>
          <table:table-cell office:value-type="float" office:value="7.4610699999999998E-4" table:style-name="ce2">
            <text:p>0,000746107</text:p>
          </table:table-cell>
          <table:table-cell office:value-type="float" office:value="8.1816500000000004E-4" table:style-name="ce2">
            <text:p>0,000818165</text:p>
          </table:table-cell>
          <table:table-cell office:value-type="float" office:value="8.3044900000000003E-4" table:style-name="ce2">
            <text:p>0,000830449</text:p>
          </table:table-cell>
          <table:table-cell office:value-type="float" office:value="8.7219900000000004E-4" table:style-name="ce2">
            <text:p>0,000872199</text:p>
          </table:table-cell>
          <table:table-cell office:value-type="float" office:value="9.1861999999999998E-4" table:style-name="ce2">
            <text:p>0,00091862</text:p>
          </table:table-cell>
          <table:table-cell office:value-type="float" office:value="9.2340100000000002E-4" table:style-name="ce2">
            <text:p>0,000923401</text:p>
          </table:table-cell>
          <table:table-cell office:value-type="float" office:value="9.4091400000000005E-4" table:style-name="ce2">
            <text:p>0,000940914</text:p>
          </table:table-cell>
          <table:table-cell office:value-type="float" office:value="9.5723300000000004E-4" table:style-name="ce2">
            <text:p>0,000957233</text:p>
          </table:table-cell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2.8283470000000002E-3" table:style-name="ce2">
            <text:p>0,002828347</text:p>
          </table:table-cell>
          <table:table-cell office:value-type="float" office:value="3.695388E-3" table:style-name="ce2">
            <text:p>0,003695388</text:p>
          </table:table-cell>
          <table:table-cell office:value-type="float" office:value="4.3143679999999998E-3" table:style-name="ce2">
            <text:p>0,004314368</text:p>
          </table:table-cell>
          <table:table-cell office:value-type="float" office:value="4.8442759999999998E-3" table:style-name="ce2">
            <text:p>0,004844276</text:p>
          </table:table-cell>
          <table:table-cell office:value-type="float" office:value="5.3239710000000003E-3" table:style-name="ce2">
            <text:p>0,005323971</text:p>
          </table:table-cell>
          <table:table-cell office:value-type="float" office:value="5.5787609999999998E-3" table:style-name="ce2">
            <text:p>0,005578761</text:p>
          </table:table-cell>
          <table:table-cell office:value-type="float" office:value="5.8324680000000004E-3" table:style-name="ce2">
            <text:p>0,005832468</text:p>
          </table:table-cell>
          <table:table-cell office:value-type="float" office:value="6.0969969999999998E-3" table:style-name="ce2">
            <text:p>0,006096997</text:p>
          </table:table-cell>
          <table:table-cell office:value-type="float" office:value="6.4124070000000002E-3" table:style-name="ce2">
            <text:p>0,006412407</text:p>
          </table:table-cell>
          <table:table-cell office:value-type="float" office:value="6.6919479999999996E-3" table:style-name="ce2">
            <text:p>0,006691948</text:p>
          </table:table-cell>
          <table:table-cell office:value-type="float" office:value="6.8322390000000004E-3" table:style-name="ce2">
            <text:p>0,006832239</text:p>
          </table:table-cell>
          <table:table-cell office:value-type="float" office:value="7.1464859999999996E-3" table:style-name="ce2">
            <text:p>0,007146486</text:p>
          </table:table-cell>
          <table:table-cell table:number-columns-repeated="1637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14096177700000001" table:style-name="ce2">
            <text:p>0,140961777</text:p>
          </table:table-cell>
          <table:table-cell office:value-type="float" office:value="0.100653333" table:style-name="ce2">
            <text:p>0,100653333</text:p>
          </table:table-cell>
          <table:table-cell office:value-type="float" office:value="8.4952366000000001E-2" table:style-name="ce2">
            <text:p>0,084952366</text:p>
          </table:table-cell>
          <table:table-cell office:value-type="float" office:value="7.8736100000000003E-2" table:style-name="ce2">
            <text:p>0,0787361</text:p>
          </table:table-cell>
          <table:table-cell office:value-type="float" office:value="7.4503810000000004E-2" table:style-name="ce2">
            <text:p>0,07450381</text:p>
          </table:table-cell>
          <table:table-cell office:value-type="float" office:value="7.2261247000000001E-2" table:style-name="ce2">
            <text:p>0,072261247</text:p>
          </table:table-cell>
          <table:table-cell office:value-type="float" office:value="7.1037403999999998E-2" table:style-name="ce2">
            <text:p>0,071037404</text:p>
          </table:table-cell>
          <table:table-cell office:value-type="float" office:value="7.0104886000000005E-2" table:style-name="ce2">
            <text:p>0,070104886</text:p>
          </table:table-cell>
          <table:table-cell office:value-type="float" office:value="6.9881879999999993E-2" table:style-name="ce2">
            <text:p>0,06988188</text:p>
          </table:table-cell>
          <table:table-cell office:value-type="float" office:value="6.9561220000000007E-2" table:style-name="ce2">
            <text:p>0,06956122</text:p>
          </table:table-cell>
          <table:table-cell office:value-type="float" office:value="6.9005327000000005E-2" table:style-name="ce2">
            <text:p>0,069005327</text:p>
          </table:table-cell>
          <table:table-cell office:value-type="float" office:value="6.8960082000000006E-2" table:style-name="ce2">
            <text:p>0,068960082</text:p>
          </table:table-cell>
          <table:table-cell table:style-name="ce1">
            <draw:frame draw:z-index="8" draw:id="id7" draw:style-name="a7" draw:name="Gráfico 8" svg:x="0.20675in" svg:y="0.18087in" svg:width="4.73568in" svg:height="2.6612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5" draw:id="id4" draw:style-name="a4" draw:name="Gráfico 5" svg:x="0.3416in" svg:y="0.19271in" svg:width="3.93701in" svg:height="1.968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5"/>
        </table:table-row>
        <table:table-row table:style-name="ro1">
          <table:table-cell table:number-columns-repeated="13" table:style-name="ce2"/>
          <table:table-cell table:number-columns-repeated="9"/>
          <table:table-cell table:style-name="ce1">
            <draw:frame draw:z-index="6" draw:id="id5" draw:style-name="a5" draw:name="Gráfico 6" svg:x="0.625in" svg:y="0.01042in" svg:width="3.94098in" svg:height="1.8792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7" draw:id="id6" draw:style-name="a6" draw:name="Gráfico 7" svg:x="0.00821in" svg:y="0.02052in" svg:width="3.94603in" svg:height="1.9076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56"/>
        </table:table-row>
        <table:table-row table:style-name="ro1">
          <table:table-cell office:value-type="string" table:number-columns-spanned="13" table:number-rows-spanned="1" table:style-name="ce4">
            <text:p>Pmv-OpenMP-reduction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12" table:number-rows-spanned="1" table:style-name="ce5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3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8.7462999999999999E-5" table:style-name="ce2">
            <text:p>0,000087463</text:p>
          </table:table-cell>
          <table:table-cell office:value-type="float" office:value="1.7724200000000001E-4" table:style-name="ce2">
            <text:p>0,000177242</text:p>
          </table:table-cell>
          <table:table-cell office:value-type="float" office:value="3.5435300000000001E-4" table:style-name="ce2">
            <text:p>0,000354353</text:p>
          </table:table-cell>
          <table:table-cell office:value-type="float" office:value="5.1880199999999996E-4" table:style-name="ce2">
            <text:p>0,000518802</text:p>
          </table:table-cell>
          <table:table-cell office:value-type="float" office:value="6.0194000000000003E-4" table:style-name="ce2">
            <text:p>0,00060194</text:p>
          </table:table-cell>
          <table:table-cell office:value-type="float" office:value="6.5627299999999997E-4" table:style-name="ce2">
            <text:p>0,000656273</text:p>
          </table:table-cell>
          <table:table-cell office:value-type="float" office:value="6.8961200000000004E-4" table:style-name="ce2">
            <text:p>0,000689612</text:p>
          </table:table-cell>
          <table:table-cell office:value-type="float" office:value="7.2146000000000005E-4" table:style-name="ce2">
            <text:p>0,00072146</text:p>
          </table:table-cell>
          <table:table-cell office:value-type="float" office:value="7.6404000000000001E-4" table:style-name="ce2">
            <text:p>0,00076404</text:p>
          </table:table-cell>
          <table:table-cell office:value-type="float" office:value="8.1736299999999999E-4" table:style-name="ce2">
            <text:p>0,000817363</text:p>
          </table:table-cell>
          <table:table-cell office:value-type="float" office:value="8.5568000000000005E-4" table:style-name="ce2">
            <text:p>0,00085568</text:p>
          </table:table-cell>
          <table:table-cell office:value-type="float" office:value="9.0018729999999999E-4" table:style-name="ce2">
            <text:p>0,000900187</text:p>
          </table:table-cell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2.471287E-3" table:style-name="ce2">
            <text:p>0,002471287</text:p>
          </table:table-cell>
          <table:table-cell office:value-type="float" office:value="3.2332519999999998E-3" table:style-name="ce2">
            <text:p>0,003233252</text:p>
          </table:table-cell>
          <table:table-cell office:value-type="float" office:value="3.696988E-3" table:style-name="ce2">
            <text:p>0,003696988</text:p>
          </table:table-cell>
          <table:table-cell office:value-type="float" office:value="4.0223489999999997E-3" table:style-name="ce2">
            <text:p>0,004022349</text:p>
          </table:table-cell>
          <table:table-cell office:value-type="float" office:value="4.1753160000000001E-3" table:style-name="ce2">
            <text:p>0,004175316</text:p>
          </table:table-cell>
          <table:table-cell office:value-type="float" office:value="4.3564800000000002E-3" table:style-name="ce2">
            <text:p>0,00435648</text:p>
          </table:table-cell>
          <table:table-cell office:value-type="float" office:value="4.4948740000000003E-3" table:style-name="ce2">
            <text:p>0,004494874</text:p>
          </table:table-cell>
          <table:table-cell office:value-type="float" office:value="4.692051E-3" table:style-name="ce2">
            <text:p>0,004692051</text:p>
          </table:table-cell>
          <table:table-cell office:value-type="float" office:value="4.8621480000000002E-3" table:style-name="ce2">
            <text:p>0,004862148</text:p>
          </table:table-cell>
          <table:table-cell office:value-type="float" office:value="5.0484670000000001E-3" table:style-name="ce2">
            <text:p>0,005048467</text:p>
          </table:table-cell>
          <table:table-cell office:value-type="float" office:value="5.2199960000000002E-3" table:style-name="ce2">
            <text:p>0,005219996</text:p>
          </table:table-cell>
          <table:table-cell office:value-type="float" office:value="5.3851410000000004E-3" table:style-name="ce2">
            <text:p>0,005385141</text:p>
          </table:table-cell>
          <table:table-cell table:number-columns-repeated="1637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13642921099999999" table:style-name="ce2">
            <text:p>0,136429211</text:p>
          </table:table-cell>
          <table:table-cell office:value-type="float" office:value="9.4104893999999994E-2" table:style-name="ce2">
            <text:p>0,094104894</text:p>
          </table:table-cell>
          <table:table-cell office:value-type="float" office:value="7.6263420999999998E-2" table:style-name="ce2">
            <text:p>0,076263421</text:p>
          </table:table-cell>
          <table:table-cell office:value-type="float" office:value="6.7886829999999995E-2" table:style-name="ce2">
            <text:p>0,06788683</text:p>
          </table:table-cell>
          <table:table-cell office:value-type="float" office:value="6.5077990000000002E-2" table:style-name="ce2">
            <text:p>0,06507799</text:p>
          </table:table-cell>
          <table:table-cell office:value-type="float" office:value="6.3600690000000001E-2" table:style-name="ce2">
            <text:p>0,06360069</text:p>
          </table:table-cell>
          <table:table-cell office:value-type="float" office:value="6.3368997999999996E-2" table:style-name="ce2">
            <text:p>0,063368998</text:p>
          </table:table-cell>
          <table:table-cell office:value-type="float" office:value="6.3095130999999999E-2" table:style-name="ce2">
            <text:p>0,063095131</text:p>
          </table:table-cell>
          <table:table-cell office:value-type="float" office:value="6.2865503000000003E-2" table:style-name="ce2">
            <text:p>0,062865503</text:p>
          </table:table-cell>
          <table:table-cell office:value-type="float" office:value="6.2468313999999997E-2" table:style-name="ce2">
            <text:p>0,062468314</text:p>
          </table:table-cell>
          <table:table-cell office:value-type="float" office:value="6.2075712999999998E-2" table:style-name="ce2">
            <text:p>0,062075713</text:p>
          </table:table-cell>
          <table:table-cell office:value-type="float" office:value="6.2018400000000001E-2" table:style-name="ce2">
            <text:p>0,0620184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style-name="ce2">
            <text:p>GANANCIAS</text:p>
          </table:table-cell>
          <table:table-cell table:number-columns-repeated="12" table:style-name="ce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4">
            <text:p>Pmv-OpenMP-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12" table:number-rows-spanned="1" table:style-name="ce5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3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" table:formula="of:=[.B5]/[.B5]" table:style-name="ce2">
            <text:p>1</text:p>
          </table:table-cell>
          <table:table-cell office:value-type="float" office:value="0.49428869584837543" table:formula="of:=[.B5]/[.C5]" table:style-name="ce2">
            <text:p>0,494288696</text:p>
          </table:table-cell>
          <table:table-cell office:value-type="float" office:value="0.28702096298722568" table:formula="of:=[.B5]/[.D5]" table:style-name="ce2">
            <text:p>0,287020963</text:p>
          </table:table-cell>
          <table:table-cell office:value-type="float" office:value="0.19925643372425517" table:formula="of:=[.B5]/[.E5]" table:style-name="ce2">
            <text:p>0,199256434</text:p>
          </table:table-cell>
          <table:table-cell office:value-type="float" office:value="0.16601069447799296" table:formula="of:=[.B5]/[.F5]" table:style-name="ce2">
            <text:p>0,166010694</text:p>
          </table:table-cell>
          <table:table-cell office:value-type="float" office:value="0.14146587561044516" table:formula="of:=[.B5]/[.G5]" table:style-name="ce2">
            <text:p>0,141465876</text:p>
          </table:table-cell>
          <table:table-cell office:value-type="float" office:value="0.13405003116908945" table:formula="of:=[.B5]/[.H5]" table:style-name="ce2">
            <text:p>0,134050031</text:p>
          </table:table-cell>
          <table:table-cell office:value-type="float" office:value="0.11974773408220507" table:formula="of:=[.B5]/[.I5]" table:style-name="ce2">
            <text:p>0,119747734</text:p>
          </table:table-cell>
          <table:table-cell office:value-type="float" office:value="0.10684098065334216" table:formula="of:=[.B5]/[.J5]" table:style-name="ce2">
            <text:p>0,106840981</text:p>
          </table:table-cell>
          <table:table-cell office:value-type="float" office:value="0.10046519360136663" table:formula="of:=[.B5]/[.K5]" table:style-name="ce2">
            <text:p>0,100465194</text:p>
          </table:table-cell>
          <table:table-cell office:value-type="float" office:value="9.9300524960408407E-2" table:formula="of:=[.B5]/[.L5]" table:style-name="ce2">
            <text:p>0,099300525</text:p>
          </table:table-cell>
          <table:table-cell office:value-type="float" office:value="9.5853399075129964E-2" table:formula="of:=[.B5]/[.M5]" table:style-name="ce2">
            <text:p>0,095853399</text:p>
          </table:table-cell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" table:formula="of:=[.B6]/[.B6]" table:style-name="ce2">
            <text:p>1</text:p>
          </table:table-cell>
          <table:table-cell office:value-type="float" office:value="1.5581295631646446" table:formula="of:=[.B6]/[.C6]" table:style-name="ce2">
            <text:p>1,558129563</text:p>
          </table:table-cell>
          <table:table-cell office:value-type="float" office:value="2.1051050892322918" table:formula="of:=[.B6]/[.D6]" table:style-name="ce2">
            <text:p>2,105105089</text:p>
          </table:table-cell>
          <table:table-cell office:value-type="float" office:value="2.5513788667718993" table:formula="of:=[.B6]/[.E6]" table:style-name="ce2">
            <text:p>2,551378867</text:p>
          </table:table-cell>
          <table:table-cell office:value-type="float" office:value="2.9255429177550489" table:formula="of:=[.B6]/[.F6]" table:style-name="ce2">
            <text:p>2,925542918</text:p>
          </table:table-cell>
          <table:table-cell office:value-type="float" office:value="3.1641082190757812" table:formula="of:=[.B6]/[.G6]" table:style-name="ce2">
            <text:p>3,164108219</text:p>
          </table:table-cell>
          <table:table-cell office:value-type="float" office:value="3.3790200653289784" table:formula="of:=[.B6]/[.H6]" table:style-name="ce2">
            <text:p>3,379020065</text:p>
          </table:table-cell>
          <table:table-cell office:value-type="float" office:value="3.4950645712741206" table:formula="of:=[.B6]/[.I6]" table:style-name="ce2">
            <text:p>3,495064571</text:p>
          </table:table-cell>
          <table:table-cell office:value-type="float" office:value="3.5541636027443229" table:formula="of:=[.B6]/[.J6]" table:style-name="ce2">
            <text:p>3,554163603</text:p>
          </table:table-cell>
          <table:table-cell office:value-type="float" office:value="3.5740918228157086" table:formula="of:=[.B6]/[.K6]" table:style-name="ce2">
            <text:p>3,574091823</text:p>
          </table:table-cell>
          <table:table-cell office:value-type="float" office:value="3.5924745944951284" table:formula="of:=[.B6]/[.L6]" table:style-name="ce2">
            <text:p>3,592474594</text:p>
          </table:table-cell>
          <table:table-cell office:value-type="float" office:value="3.6181530774471957" table:formula="of:=[.B6]/[.M6]" table:style-name="ce2">
            <text:p>3,618153077</text:p>
          </table:table-cell>
          <table:table-cell table:style-name="ce1">
            <draw:frame draw:z-index="12" draw:id="id11" draw:style-name="a11" draw:name="Gráfico 12" svg:x="0.19219in" svg:y="0.0625in" svg:width="4.76458in" svg:height="2.8635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1" table:formula="of:=[.B7]/[.B7]" table:style-name="ce2">
            <text:p>1</text:p>
          </table:table-cell>
          <table:table-cell office:value-type="float" office:value="1.8352682174398265" table:formula="of:=[.B7]/[.C7]" table:style-name="ce2">
            <text:p>1,835268217</text:p>
          </table:table-cell>
          <table:table-cell office:value-type="float" office:value="2.6485501086330094" table:formula="of:=[.B7]/[.D7]" table:style-name="ce2">
            <text:p>2,648550109</text:p>
          </table:table-cell>
          <table:table-cell office:value-type="float" office:value="3.3230121099053656" table:formula="of:=[.B7]/[.E7]" table:style-name="ce2">
            <text:p>3,32301211</text:p>
          </table:table-cell>
          <table:table-cell office:value-type="float" office:value="3.9677768370428579" table:formula="of:=[.B7]/[.F7]" table:style-name="ce2">
            <text:p>3,967776837</text:p>
          </table:table-cell>
          <table:table-cell office:value-type="float" office:value="4.4018837554777663" table:formula="of:=[.B7]/[.G7]" table:style-name="ce2">
            <text:p>4,401883755</text:p>
          </table:table-cell>
          <table:table-cell office:value-type="float" office:value="4.8175211992144007" table:formula="of:=[.B7]/[.H7]" table:style-name="ce2">
            <text:p>4,817521199</text:p>
          </table:table-cell>
          <table:table-cell office:value-type="float" office:value="5.0407936228259" table:formula="of:=[.B7]/[.I7]" table:style-name="ce2">
            <text:p>5,040793623</text:p>
          </table:table-cell>
          <table:table-cell office:value-type="float" office:value="5.2061683570858897" table:formula="of:=[.B7]/[.J7]" table:style-name="ce2">
            <text:p>5,206168357</text:p>
          </table:table-cell>
          <table:table-cell office:value-type="float" office:value="5.3114078542438632" table:formula="of:=[.B7]/[.K7]" table:style-name="ce2">
            <text:p>5,311407854</text:p>
          </table:table-cell>
          <table:table-cell office:value-type="float" office:value="5.3685969514469436" table:formula="of:=[.B7]/[.L7]" table:style-name="ce2">
            <text:p>5,368596951</text:p>
          </table:table-cell>
          <table:table-cell office:value-type="float" office:value="5.4336343324314722" table:formula="of:=[.B7]/[.M7]" table:style-name="ce2">
            <text:p>5,433634332</text:p>
          </table:table-cell>
          <table:table-cell table:number-columns-repeated="5"/>
          <table:table-cell table:style-name="ce1">
            <draw:frame draw:z-index="9" draw:id="id8" draw:style-name="a8" draw:name="Gráfico 9" svg:x="0.35902in" svg:y="0.02934in" svg:width="3.96914in" svg:height="2.04535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0" draw:id="id9" draw:style-name="a9" draw:name="Gráfico 10" svg:x="0.68369in" svg:y="0.01467in" svg:width="3.97718in" svg:height="2.0453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11" draw:id="id10" draw:style-name="a10" draw:name="Gráfico 11" svg:x="0.0895in" svg:y="0in" svg:width="3.96914in" svg:height="2.04535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56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4">
            <text:p>Pmv-OpenMP-b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12" table:number-rows-spanned="1" table:style-name="ce5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3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" table:formula="of:=[.B12]/[.B12]" table:style-name="ce2">
            <text:p>1</text:p>
          </table:table-cell>
          <table:table-cell office:value-type="float" office:value="0.54144164779885295" table:formula="of:=[.B12]/[.C12]" table:style-name="ce2">
            <text:p>0,541441648</text:p>
          </table:table-cell>
          <table:table-cell office:value-type="float" office:value="0.28547506793320482" table:formula="of:=[.B12]/[.D12]" table:style-name="ce2">
            <text:p>0,285475068</text:p>
          </table:table-cell>
          <table:table-cell office:value-type="float" office:value="0.19662252736178343" table:formula="of:=[.B12]/[.E12]" table:style-name="ce2">
            <text:p>0,196622527</text:p>
          </table:table-cell>
          <table:table-cell office:value-type="float" office:value="0.16474446694642994" table:formula="of:=[.B12]/[.F12]" table:style-name="ce2">
            <text:p>0,164744467</text:p>
          </table:table-cell>
          <table:table-cell office:value-type="float" office:value="0.15023497705230607" table:formula="of:=[.B12]/[.G12]" table:style-name="ce2">
            <text:p>0,150234977</text:p>
          </table:table-cell>
          <table:table-cell office:value-type="float" office:value="0.14801270156264865" table:formula="of:=[.B12]/[.H12]" table:style-name="ce2">
            <text:p>0,148012702</text:p>
          </table:table-cell>
          <table:table-cell office:value-type="float" office:value="0.14092770113242506" table:formula="of:=[.B12]/[.I12]" table:style-name="ce2">
            <text:p>0,140927701</text:p>
          </table:table-cell>
          <table:table-cell office:value-type="float" office:value="0.1338061439986066" table:formula="of:=[.B12]/[.J12]" table:style-name="ce2">
            <text:p>0,133806144</text:p>
          </table:table-cell>
          <table:table-cell office:value-type="float" office:value="0.13311334945489556" table:formula="of:=[.B12]/[.K12]" table:style-name="ce2">
            <text:p>0,133113349</text:p>
          </table:table-cell>
          <table:table-cell office:value-type="float" office:value="0.13063574354298055" table:formula="of:=[.B12]/[.L12]" table:style-name="ce2">
            <text:p>0,130635744</text:p>
          </table:table-cell>
          <table:table-cell office:value-type="float" office:value="0.12840865285672348" table:formula="of:=[.B12]/[.M12]" table:style-name="ce2">
            <text:p>0,128408653</text:p>
          </table:table-cell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" table:formula="of:=[.B13]/[.B13]" table:style-name="ce2">
            <text:p>1</text:p>
          </table:table-cell>
          <table:table-cell office:value-type="float" office:value="0.76537213413043503" table:formula="of:=[.B13]/[.C13]" table:style-name="ce2">
            <text:p>0,765372134</text:p>
          </table:table-cell>
          <table:table-cell office:value-type="float" office:value="0.65556461572123659" table:formula="of:=[.B13]/[.D13]" table:style-name="ce2">
            <text:p>0,655564616</text:p>
          </table:table-cell>
          <table:table-cell office:value-type="float" office:value="0.58385339728785068" table:formula="of:=[.B13]/[.E13]" table:style-name="ce2">
            <text:p>0,583853397</text:p>
          </table:table-cell>
          <table:table-cell office:value-type="float" office:value="0.5312476345194217" table:formula="of:=[.B13]/[.F13]" table:style-name="ce2">
            <text:p>0,531247635</text:p>
          </table:table-cell>
          <table:table-cell office:value-type="float" office:value="0.50698479465243274" table:formula="of:=[.B13]/[.G13]" table:style-name="ce2">
            <text:p>0,506984795</text:p>
          </table:table-cell>
          <table:table-cell office:value-type="float" office:value="0.48493142182691784" table:formula="of:=[.B13]/[.H13]" table:style-name="ce2">
            <text:p>0,484931422</text:p>
          </table:table-cell>
          <table:table-cell office:value-type="float" office:value="0.46389181428168658" table:formula="of:=[.B13]/[.I13]" table:style-name="ce2">
            <text:p>0,463891814</text:p>
          </table:table-cell>
          <table:table-cell office:value-type="float" office:value="0.44107415514954057" table:formula="of:=[.B13]/[.J13]" table:style-name="ce2">
            <text:p>0,441074155</text:p>
          </table:table-cell>
          <table:table-cell office:value-type="float" office:value="0.42264927940264929" table:formula="of:=[.B13]/[.K13]" table:style-name="ce2">
            <text:p>0,422649279</text:p>
          </table:table-cell>
          <table:table-cell office:value-type="float" office:value="0.41397073492306108" table:formula="of:=[.B13]/[.L13]" table:style-name="ce2">
            <text:p>0,413970735</text:p>
          </table:table-cell>
          <table:table-cell office:value-type="float" office:value="0.39576751427204926" table:formula="of:=[.B13]/[.M13]" table:style-name="ce2">
            <text:p>0,395767514</text:p>
          </table:table-cell>
          <table:table-cell table:number-columns-repeated="1637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1" table:formula="of:=[.B14]/[.B14]" table:style-name="ce2">
            <text:p>1</text:p>
          </table:table-cell>
          <table:table-cell office:value-type="float" office:value="1.4004680500744076" table:formula="of:=[.B14]/[.C14]" table:style-name="ce2">
            <text:p>1,40046805</text:p>
          </table:table-cell>
          <table:table-cell office:value-type="float" office:value="1.6593037208639958" table:formula="of:=[.B14]/[.D14]" table:style-name="ce2">
            <text:p>1,659303721</text:p>
          </table:table-cell>
          <table:table-cell office:value-type="float" office:value="1.7903068224105589" table:formula="of:=[.B14]/[.E14]" table:style-name="ce2">
            <text:p>1,790306822</text:p>
          </table:table-cell>
          <table:table-cell office:value-type="float" office:value="1.8920076302138107" table:formula="of:=[.B14]/[.F14]" table:style-name="ce2">
            <text:p>1,89200763</text:p>
          </table:table-cell>
          <table:table-cell office:value-type="float" office:value="1.9507243903499203" table:formula="of:=[.B14]/[.G14]" table:style-name="ce2">
            <text:p>1,95072439</text:p>
          </table:table-cell>
          <table:table-cell office:value-type="float" office:value="1.9843317613351976" table:formula="of:=[.B14]/[.H14]" table:style-name="ce2">
            <text:p>1,984331761</text:p>
          </table:table-cell>
          <table:table-cell office:value-type="float" office:value="2.0107268557572433" table:formula="of:=[.B14]/[.I14]" table:style-name="ce2">
            <text:p>2,010726856</text:p>
          </table:table-cell>
          <table:table-cell office:value-type="float" office:value="2.0171434569304663" table:formula="of:=[.B14]/[.J14]" table:style-name="ce2">
            <text:p>2,017143457</text:p>
          </table:table-cell>
          <table:table-cell office:value-type="float" office:value="2.0264419887977811" table:formula="of:=[.B14]/[.K14]" table:style-name="ce2">
            <text:p>2,026441989</text:p>
          </table:table-cell>
          <table:table-cell office:value-type="float" office:value="2.0427665968454871" table:formula="of:=[.B14]/[.L14]" table:style-name="ce2">
            <text:p>2,042766597</text:p>
          </table:table-cell>
          <table:table-cell office:value-type="float" office:value="2.0441068646061065" table:formula="of:=[.B14]/[.M14]" table:style-name="ce2">
            <text:p>2,044106865</text:p>
          </table:table-cell>
          <table:table-cell table:number-columns-repeated="16371"/>
        </table:table-row>
        <table:table-row table:style-name="ro1">
          <table:table-cell table:number-columns-repeated="13" table:style-name="ce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4">
            <text:p>Pmv-OpenMP-reduction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2"/>
          <table:table-cell office:value-type="string" table:number-columns-spanned="12" table:number-rows-spanned="1" table:style-name="ce5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3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" table:formula="of:=[.B19]/[.B19]" table:style-name="ce2">
            <text:p>1</text:p>
          </table:table-cell>
          <table:table-cell office:value-type="float" office:value="0.49346655984473203" table:formula="of:=[.B19]/[.C19]" table:style-name="ce2">
            <text:p>0,49346656</text:p>
          </table:table-cell>
          <table:table-cell office:value-type="float" office:value="0.24682449421904146" table:formula="of:=[.B19]/[.D19]" table:style-name="ce2">
            <text:p>0,246824494</text:p>
          </table:table-cell>
          <table:table-cell office:value-type="float" office:value="0.16858647422330678" table:formula="of:=[.B19]/[.E19]" table:style-name="ce2">
            <text:p>0,168586474</text:p>
          </table:table-cell>
          <table:table-cell office:value-type="float" office:value="0.14530185732797288" table:formula="of:=[.B19]/[.F19]" table:style-name="ce2">
            <text:p>0,145301857</text:p>
          </table:table-cell>
          <table:table-cell office:value-type="float" office:value="0.13327228150480061" table:formula="of:=[.B19]/[.G19]" table:style-name="ce2">
            <text:p>0,133272282</text:p>
          </table:table-cell>
          <table:table-cell office:value-type="float" office:value="0.12682928951352354" table:formula="of:=[.B19]/[.H19]" table:style-name="ce2">
            <text:p>0,12682929</text:p>
          </table:table-cell>
          <table:table-cell office:value-type="float" office:value="0.12123056025282065" table:formula="of:=[.B19]/[.I19]" table:style-name="ce2">
            <text:p>0,12123056</text:p>
          </table:table-cell>
          <table:table-cell office:value-type="float" office:value="0.11447437306947281" table:formula="of:=[.B19]/[.J19]" table:style-name="ce2">
            <text:p>0,114474373</text:p>
          </table:table-cell>
          <table:table-cell office:value-type="float" office:value="0.10700631176111471" table:formula="of:=[.B19]/[.K19]" table:style-name="ce2">
            <text:p>0,107006312</text:p>
          </table:table-cell>
          <table:table-cell office:value-type="float" office:value="0.1022146129394166" table:formula="of:=[.B19]/[.L19]" table:style-name="ce2">
            <text:p>0,102214613</text:p>
          </table:table-cell>
          <table:table-cell office:value-type="float" office:value="9.7160890850159734E-2" table:formula="of:=[.B19]/[.M19]" table:style-name="ce2">
            <text:p>0,097160891</text:p>
          </table:table-cell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" table:formula="of:=[.B20]/[.B20]" table:style-name="ce2">
            <text:p>1</text:p>
          </table:table-cell>
          <table:table-cell office:value-type="float" office:value="0.76433479357625078" table:formula="of:=[.B20]/[.C20]" table:style-name="ce2">
            <text:p>0,764334794</text:p>
          </table:table-cell>
          <table:table-cell office:value-type="float" office:value="0.66845956762640291" table:formula="of:=[.B20]/[.D20]" table:style-name="ce2">
            <text:p>0,668459568</text:p>
          </table:table-cell>
          <table:table-cell office:value-type="float" office:value="0.61438900503163707" table:formula="of:=[.B20]/[.E20]" table:style-name="ce2">
            <text:p>0,614389005</text:p>
          </table:table-cell>
          <table:table-cell office:value-type="float" office:value="0.59188023134057399" table:formula="of:=[.B20]/[.F20]" table:style-name="ce2">
            <text:p>0,591880231</text:p>
          </table:table-cell>
          <table:table-cell office:value-type="float" office:value="0.56726692191861317" table:formula="of:=[.B20]/[.G20]" table:style-name="ce2">
            <text:p>0,567266922</text:p>
          </table:table-cell>
          <table:table-cell office:value-type="float" office:value="0.54980117351454116" table:formula="of:=[.B20]/[.H20]" table:style-name="ce2">
            <text:p>0,549801174</text:p>
          </table:table-cell>
          <table:table-cell office:value-type="float" office:value="0.52669653420220708" table:formula="of:=[.B20]/[.I20]" table:style-name="ce2">
            <text:p>0,526696534</text:p>
          </table:table-cell>
          <table:table-cell office:value-type="float" office:value="0.5082706244236086" table:formula="of:=[.B20]/[.J20]" table:style-name="ce2">
            <text:p>0,508270624</text:p>
          </table:table-cell>
          <table:table-cell office:value-type="float" office:value="0.48951236088103578" table:formula="of:=[.B20]/[.K20]" table:style-name="ce2">
            <text:p>0,489512361</text:p>
          </table:table-cell>
          <table:table-cell office:value-type="float" office:value="0.47342699113179393" table:formula="of:=[.B20]/[.L20]" table:style-name="ce2">
            <text:p>0,473426991</text:p>
          </table:table-cell>
          <table:table-cell office:value-type="float" office:value="0.45890850397417632" table:formula="of:=[.B20]/[.M20]" table:style-name="ce2">
            <text:p>0,458908504</text:p>
          </table:table-cell>
          <table:table-cell table:number-columns-repeated="16371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1" table:formula="of:=[.B21]/[.B21]" table:style-name="ce2">
            <text:p>1</text:p>
          </table:table-cell>
          <table:table-cell office:value-type="float" office:value="1.4497568107350507" table:formula="of:=[.B21]/[.C21]" table:style-name="ce2">
            <text:p>1,449756811</text:p>
          </table:table-cell>
          <table:table-cell office:value-type="float" office:value="1.7889206805973208" table:formula="of:=[.B21]/[.D21]" table:style-name="ce2">
            <text:p>1,788920681</text:p>
          </table:table-cell>
          <table:table-cell office:value-type="float" office:value="2.0096565268992528" table:formula="of:=[.B21]/[.E21]" table:style-name="ce2">
            <text:p>2,009656527</text:p>
          </table:table-cell>
          <table:table-cell office:value-type="float" office:value="2.0963955862803996" table:formula="of:=[.B21]/[.F21]" table:style-name="ce2">
            <text:p>2,096395586</text:p>
          </table:table-cell>
          <table:table-cell office:value-type="float" office:value="2.1450901082991396" table:formula="of:=[.B21]/[.G21]" table:style-name="ce2">
            <text:p>2,145090108</text:p>
          </table:table-cell>
          <table:table-cell office:value-type="float" office:value="2.1529330635778714" table:formula="of:=[.B21]/[.H21]" table:style-name="ce2">
            <text:p>2,152933064</text:p>
          </table:table-cell>
          <table:table-cell office:value-type="float" office:value="2.1622779577080204" table:formula="of:=[.B21]/[.I21]" table:style-name="ce2">
            <text:p>2,162277958</text:p>
          </table:table-cell>
          <table:table-cell office:value-type="float" office:value="2.1701760821034073" table:formula="of:=[.B21]/[.J21]" table:style-name="ce2">
            <text:p>2,170176082</text:p>
          </table:table-cell>
          <table:table-cell office:value-type="float" office:value="2.1839745987061536" table:formula="of:=[.B21]/[.K21]" table:style-name="ce2">
            <text:p>2,183974599</text:p>
          </table:table-cell>
          <table:table-cell office:value-type="float" office:value="2.1977872569905079" table:formula="of:=[.B21]/[.L21]" table:style-name="ce2">
            <text:p>2,197787257</text:p>
          </table:table-cell>
          <table:table-cell office:value-type="float" office:value="2.1998182958605832" table:formula="of:=[.B21]/[.M21]" table:style-name="ce2">
            <text:p>2,199818296</text:p>
          </table:table-cell>
          <table:table-cell table:number-columns-repeated="1637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isco Javier Bolívar Lupiáñez</dc:creator>
    <meta:creation-date>2014-04-23T17:44:25Z</meta:creation-date>
    <dc:date>2014-04-23T19:44:37Z</dc:date>
    <meta:editing-cycles>3</meta:editing-cycles>
    <meta:editing-duration>PT145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1968503937pt" svg:width="283.4646456692913pt" chart:style-name="Crt0">
        <chart:title svg:x="90.38165354330708pt" svg:y="6.47732283464567pt" chart:style-name="CT00">
          <text:p text:style-name="a0" text:class-names="" text:cond-style-name="">pmv-OpenMP-a (1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27:.$M$27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7.2651968503937pt" svg:width="286.3569291338582pt" chart:style-name="Crt0">
        <chart:title chart:style-name="CT00">
          <text:p text:style-name="a0" text:class-names="" text:cond-style-name="">pmv-OpenMP-reduction (1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42:.$M$42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7.2651968503937pt" svg:width="285.778031496063pt" chart:style-name="Crt0">
        <chart:title chart:style-name="CT00">
          <text:p text:style-name="a0" text:class-names="" text:cond-style-name="">pmv-OpenMP-reduction (10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43:.$M$4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206.171968503937pt" svg:width="343.04968503937pt" chart:style-name="Crt0">
        <chart:title chart:style-name="CT00">
          <text:p text:style-name="a0" text:class-names="" text:cond-style-name="">pmv-OpenMP-reduction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label-cell-address="Tablas.$A$41" chart:values-cell-range-address="Tablas.$B$41:.$M$41" chart:class="chart:bar" chart:attached-axis="primary-y" chart:style-name="G0S0">
            <chart:data-point chart:repeated="12"/>
          </chart:series>
          <chart:series chart:label-cell-address="Tablas.$A$42" chart:values-cell-range-address="Tablas.$B$42:.$M$42" chart:class="chart:bar" chart:attached-axis="primary-y" chart:style-name="G0S1">
            <chart:data-point chart:repeated="12"/>
          </chart:series>
          <chart:series chart:label-cell-address="Tablas.$A$43" chart:values-cell-range-address="Tablas.$B$43:.$M$43" chart:class="chart:bar" chart:attached-axis="primary-y" chart:style-name="G0S2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1968503937pt" svg:width="283.4646456692913pt" chart:style-name="Crt0">
        <chart:title chart:style-name="CT00">
          <text:p text:style-name="a0" text:class-names="" text:cond-style-name="">pmv-OpenMP-a (1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28:.$M$28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1968503937pt" svg:width="283.4646456692913pt" chart:style-name="Crt0">
        <chart:title svg:x="71.13976377952755pt" svg:y="6.0pt" chart:style-name="CT00">
          <text:p text:style-name="a0" text:class-names="" text:cond-style-name="">pmv-OpenMP-a (10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29:.$M$29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false" chart:right-angled-axes="true"/>
      <style:graphic-properties draw:fill="none" draw:stroke="none"/>
    </style:style>
  </office:automatic-styles>
  <office:body>
    <office:chart>
      <chart:chart chart:class="chart:bar" svg:height="198.4255118110236pt" svg:width="340.1574803149606pt" chart:style-name="Crt0">
        <chart:title chart:style-name="CT00">
          <text:p text:style-name="a0" text:class-names="" text:cond-style-name="">pmv-OpenMP-a</text:p>
        </chart:title>
        <chart:plot-area svg:x="3.582755905511811pt" svg:y="21.93307086614173pt" svg:width="333.4488976377952pt" svg:height="176.4922047244094pt" chart:style-name="Plt0" dr3d:transform="matrix (0.99564446382742022 -2.9808720977665768E-2 -8.8337657901281785E-2 3.6833428844505134E-2 0.99619477459360894 7.8989047291029929E-2 8.5646950730104698E-2 -8.1898786474913679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label-cell-address="Tablas.$A$27" chart:values-cell-range-address="Tablas.$B$27:.$M$27" chart:class="chart:bar" chart:attached-axis="primary-y" chart:style-name="G0S0">
            <chart:data-point chart:repeated="12"/>
          </chart:series>
          <chart:series chart:label-cell-address="Tablas.$A$28" chart:values-cell-range-address="Tablas.$B$28:.$M$28" chart:class="chart:bar" chart:attached-axis="primary-y" chart:style-name="G0S1">
            <chart:data-point chart:repeated="12"/>
          </chart:series>
          <chart:series chart:label-cell-address="Tablas.$A$29" chart:values-cell-range-address="Tablas.$B$29:.$M$29" chart:class="chart:bar" chart:attached-axis="primary-y" chart:style-name="G0S2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1968503937pt" svg:width="283.4646456692913pt" chart:style-name="Crt0">
        <chart:title chart:style-name="CT00">
          <text:p text:style-name="a0" text:class-names="" text:cond-style-name="">pmv-OpenMP-b (1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34:.$M$34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35.303779527559pt" svg:width="283.7505511811024pt" chart:style-name="Crt0">
        <chart:title chart:style-name="CT00">
          <text:p text:style-name="a0" text:class-names="" text:cond-style-name="">pmv-OpenMP-b (1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35:.$M$35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37.3492913385827pt" svg:width="284.114094488189pt" chart:style-name="Crt0">
        <chart:title chart:style-name="CT00">
          <text:p text:style-name="a0" text:class-names="" text:cond-style-name="">pmv-OpenMP-b (10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36:.$M$36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1.6070866141732pt" svg:width="340.9688976377953pt" chart:style-name="Crt0">
        <chart:title chart:style-name="CT00">
          <text:p text:style-name="a0" text:class-names="" text:cond-style-name="">pmv-OpenMP-b</text:p>
        </chart:title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label-cell-address="Tablas.$A$34" chart:values-cell-range-address="Tablas.$B$34:.$M$34" chart:class="chart:bar" chart:attached-axis="primary-y" chart:style-name="G0S0">
            <chart:data-point chart:repeated="12"/>
          </chart:series>
          <chart:series chart:label-cell-address="Tablas.$A$35" chart:values-cell-range-address="Tablas.$B$35:.$M$35" chart:class="chart:bar" chart:attached-axis="primary-y" chart:style-name="G0S1">
            <chart:data-point chart:repeated="12"/>
          </chart:series>
          <chart:series chart:label-cell-address="Tablas.$A$36" chart:values-cell-range-address="Tablas.$B$36:.$M$36" chart:class="chart:bar" chart:attached-axis="primary-y" chart:style-name="G0S2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7.2651968503937pt" svg:width="285.778031496063pt" chart:style-name="Crt0">
        <chart:title chart:style-name="CT00">
          <text:p text:style-name="a0" text:class-names="" text:cond-style-name="">pmv-OpenMP-reduction (1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B$41:.$M$41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